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39a04" officeooo:paragraph-rsid="00239a04"/>
    </style:style>
    <style:style style:name="P3" style:family="paragraph" style:parent-style-name="Standard">
      <style:paragraph-properties fo:text-align="start" style:justify-single-word="false"/>
      <style:text-properties officeooo:paragraph-rsid="00267e0f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67e0f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67e0f" style:font-weight-asian="bold" style:font-weight-complex="bold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253622" style:font-weight-asian="bold" style:font-weight-complex="bold"/>
    </style:style>
    <style:style style:name="T3" style:family="text">
      <style:text-properties style:font-name="DejaVu Sans Condensed" fo:font-weight="bold" officeooo:rsid="001b2055" style:font-weight-asian="bold" style:font-weight-complex="bold"/>
    </style:style>
    <style:style style:name="T4" style:family="text">
      <style:text-properties style:font-name="DejaVu Sans Condensed" fo:font-weight="bold" officeooo:rsid="00260844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1"/>
      <text:list text:style-name="L1">
        <text:list-item>
          <text:p text:style-name="P2">None y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32:42.807000000</dc:date>
    <meta:editing-duration>PT4H28M17S</meta:editing-duration>
    <meta:editing-cycles>28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27" meta:character-count="107" meta:non-whitespace-character-count="89"/>
  </office:meta>
</office:document-meta>
</file>